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6.6979in" fo:margin-left="0in" table:align="left"/>
    </style:style>
    <style:style style:name="Tabelle1.A" style:family="table-column">
      <style:table-column-properties style:column-width="3.3514in"/>
    </style:style>
    <style:style style:name="Tabelle1.B" style:family="table-column">
      <style:table-column-properties style:column-width="3.3465in"/>
    </style:style>
    <style:style style:name="Tabel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2feae" officeooo:paragraph-rsid="0002fea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30022" officeooo:paragraph-rsid="000300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46969" officeooo:paragraph-rsid="00046969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style:text-underline-style="none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02feae" officeooo:paragraph-rsid="0002fea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030022" officeooo:paragraph-rsid="0003002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046969" officeooo:paragraph-rsid="0004696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/>
    </style:style>
    <style:style style:name="P15" style:family="paragraph" style:parent-style-name="Standard">
      <style:text-properties style:text-underline-style="solid" style:text-underline-width="auto" style:text-underline-color="font-color" officeooo:rsid="00059752"/>
    </style:style>
    <style:style style:name="P16" style:family="paragraph" style:parent-style-name="Standard">
      <style:text-properties officeooo:rsid="00073e64"/>
    </style:style>
    <style:style style:name="P17" style:family="paragraph" style:parent-style-name="Standard">
      <style:text-properties officeooo:rsid="00073e64" officeooo:paragraph-rsid="00073e64"/>
    </style:style>
    <style:style style:name="P18" style:family="paragraph" style:parent-style-name="Standard">
      <style:text-properties officeooo:rsid="00089980" officeooo:paragraph-rsid="00089980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P21" style:family="paragraph" style:parent-style-name="Standard" style:list-style-name="L60"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22" style:family="paragraph" style:parent-style-name="Standard" style:list-style-name="L61"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62"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25" style:family="paragraph" style:parent-style-name="Standard" style:list-style-name="L63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26" style:family="paragraph" style:parent-style-name="Standard" style:list-style-name="L64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27" style:family="paragraph" style:parent-style-name="Standard" style:list-style-name="L65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28" style:family="paragraph" style:parent-style-name="Standard" style:list-style-name="L66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29" style:family="paragraph" style:parent-style-name="Standard" style:list-style-name="L67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30" style:family="paragraph" style:parent-style-name="Standard" style:list-style-name="L68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31" style:family="paragraph" style:parent-style-name="Standard" style:list-style-name="L69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32" style:family="paragraph" style:parent-style-name="Standard" style:list-style-name="L70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33" style:family="paragraph" style:parent-style-name="Standard" style:list-style-name="L71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34" style:family="paragraph" style:parent-style-name="Standard" style:list-style-name="L72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35" style:family="paragraph" style:parent-style-name="Standard" style:list-style-name="L73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36" style:family="paragraph" style:parent-style-name="Standard" style:list-style-name="L74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37" style:family="paragraph" style:parent-style-name="Standard" style:list-style-name="L75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38" style:family="paragraph" style:parent-style-name="Standard" style:list-style-name="L76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39" style:family="paragraph" style:parent-style-name="Standard" style:list-style-name="L77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40" style:family="paragraph" style:parent-style-name="Standard" style:list-style-name="L78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41" style:family="paragraph" style:parent-style-name="Standard" style:list-style-name="L79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paragraph-rsid="000ec0c3" style:font-size-asian="10.5pt" style:font-weight-asian="normal" style:font-size-complex="12pt" style:font-weight-complex="normal"/>
    </style:style>
    <style:style style:name="P43" style:family="paragraph" style:parent-style-name="Standard" style:list-style-name="L75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44" style:family="paragraph" style:parent-style-name="Heading_20_3">
      <style:text-properties officeooo:rsid="00059752"/>
    </style:style>
    <style:style style:name="P45" style:family="paragraph">
      <style:paragraph-properties fo:text-align="center"/>
    </style:style>
    <style:style style:name="P46" style:family="paragraph">
      <style:paragraph-properties fo:text-align="center"/>
      <style:text-properties fo:font-weight="bold" style:font-weight-asian="bold" style:font-weight-complex="bold"/>
    </style:style>
    <style:style style:name="P4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solid" style:text-underline-width="auto" style:text-underline-color="#dc2300" fo:font-weight="normal" style:font-size-asian="10.5pt" style:font-weight-asian="normal" style:font-size-complex="12pt" style:font-weight-complex="normal"/>
    </style:style>
    <style:style style:name="T5" style:family="text">
      <style:text-properties style:text-underline-style="solid" style:text-underline-width="auto" style:text-underline-color="#dc2300"/>
    </style:style>
    <style:style style:name="T6" style:family="text">
      <style:text-properties officeooo:rsid="00059752"/>
    </style:style>
    <style:style style:name="T7" style:family="text">
      <style:text-properties officeooo:rsid="00073e64"/>
    </style:style>
    <style:style style:name="T8" style:family="text">
      <style:text-properties officeooo:rsid="000b4ff0"/>
    </style:style>
    <style:style style:name="T9" style:family="text">
      <style:text-properties officeooo:rsid="000ec0c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ffff" draw:textarea-horizontal-align="justify" draw:textarea-vertical-align="middle" draw:auto-grow-height="false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Grundlagen der Netzwerktechnik</text:p>
      <text:p text:style-name="P3"/>
      <text:p text:style-name="P9">1.1 Versuch eines Überblicks</text:p>
      <text:p text:style-name="P3"><text:span text:style-name="T1">Begriff Netzwerk:</text:span> </text:p>
      <text:p text:style-name="P3"><text:tab/>Als Netzwerk wird die Verbindung von <text:span text:style-name="T5">Datenverarbeitungsgeräten</text:span> über ein <text:span text:style-name="T5">Medium</text:span> zum </text:p>
      <text:p text:style-name="P3"><text:tab/>Austausch von <text:span text:style-name="T5">Daten</text:span><text:span text:style-name="T2"> bezeichnet</text:span>. Jedes Datenverarbeitungsgerät kann dabei <text:span text:style-name="T5">Sender</text:span> oder </text:p>
      <text:p text:style-name="P14"><text:span text:style-name="T3"><text:tab/></text:span><text:span text:style-name="T4">Empfänger</text:span><text:span text:style-name="T3"> </text:span>sein.</text:p>
      <text:p text:style-name="P3"/>
      <text:p text:style-name="P7">1.1.1 Einteilung der Netzwerke</text:p>
      <text:list xml:id="list635757609872543193" text:style-name="L60">
        <text:list-item>
          <text:p text:style-name="P21">nach der räumlichen Ausdehnung</text:p>
          <text:list>
            <text:list-header>
              <text:p text:style-name="P21">- GAN (Global Area Network)</text:p>
              <text:p text:style-name="P21">- WAN (Wide Area Network)</text:p>
              <text:p text:style-name="P21">- MAN (Metropolitan Area Network)</text:p>
              <text:p text:style-name="P21">- LAN (Local Area Network)</text:p>
              <text:p text:style-name="P21">- PAN (Private Area Network)</text:p>
              <text:p text:style-name="P21">- CAN (Car Area Network)</text:p>
            </text:list-header>
          </text:list>
        </text:list-item>
        <text:list-item>
          <text:p text:style-name="P21">nach dem Netzwerkzugang</text:p>
          <text:list>
            <text:list-header>
              <text:p text:style-name="P21">→ öffentlich, privat, geheim</text:p>
            </text:list-header>
          </text:list>
        </text:list-item>
        <text:list-item>
          <text:p text:style-name="P21">nach der verwendeten Bandbreite</text:p>
          <text:list>
            <text:list-header>
              <text:p text:style-name="P21">→ Schmalband, Breitband</text:p>
            </text:list-header>
          </text:list>
        </text:list-item>
        <text:list-item>
          <text:p text:style-name="P21">nach den verwendeten Rechnerkonzepten</text:p>
          <text:list>
            <text:list-header>
              <text:p text:style-name="P21">→ homogen, heterogen</text:p>
            </text:list-header>
          </text:list>
        </text:list-item>
      </text:list>
      <text:p text:style-name="P2"/>
      <text:p text:style-name="P7">1.1.2 Gründe und Zielvorstellungen beim Einsatz von Netzwerken</text:p>
      <text:list xml:id="list8678698707167287291" text:style-name="L61">
        <text:list-item>
          <text:p text:style-name="P22">Datenverbund</text:p>
        </text:list-item>
        <text:list-item>
          <text:p text:style-name="P22">Funktionsverbund</text:p>
        </text:list-item>
        <text:list-item>
          <text:p text:style-name="P22">Programmzentralisierung</text:p>
        </text:list-item>
        <text:list-item>
          <text:p text:style-name="P22">Lastverbund</text:p>
        </text:list-item>
        <text:list-item>
          <text:p text:style-name="P22">Virenschutz</text:p>
        </text:list-item>
        <text:list-item>
          <text:p text:style-name="P22">Datensicherung</text:p>
        </text:list-item>
        <text:list-item>
          <text:p text:style-name="P22">Kommunikation</text:p>
        </text:list-item>
        <text:list-item>
          <text:p text:style-name="P22">Verfügbarkeitsverbund</text:p>
        </text:list-item>
      </text:list>
      <text:p text:style-name="P2"/>
      <text:p text:style-name="P7">1.1.3 Negative Aspekte beim Einsatz von Netzwerken</text:p>
      <text:list xml:id="list3507840916153920430" text:style-name="L62">
        <text:list-item>
          <text:p text:style-name="P23">Veränderung der Arbeitswelt durch Tendenz zur Heimarbeit</text:p>
        </text:list-item>
        <text:list-item>
          <text:p text:style-name="P23">neue Techniken verlangen sehr schnelle Anpassungen <text:s/>→<text:span text:style-name="T8"> Druck</text:span></text:p>
          <text:p text:style-name="P23">(Problem: nationale Gesetzgebungen im Zeitalter globaler Netzwerke)</text:p>
        </text:list-item>
        <text:list-item>
          <text:p text:style-name="P23">Angst vor Überwachung → Identitätsdiebstahl</text:p>
        </text:list-item>
        <text:list-item>
          <text:p text:style-name="P23">Informationen als Ware → RFID</text:p>
        </text:list-item>
        <text:list-item>
          <text:p text:style-name="P23">Hacker – Unwesen</text:p>
        </text:list-item>
        <text:list-item>
          <text:p text:style-name="P23">computerbasierte Kriminalität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2. Kommunikation und Schichtenmodelle</text:p>
      <text:p text:style-name="P3"/>
      <text:p text:style-name="P9">2.1 Dienstrealisierung von Schichtenmodellen</text:p>
      <text:p text:style-name="P3">Wenn Anwendungen, über ein Netzwerk, erfolgreich Daten austauschen sollen, benötigen sie eine Sprache deren Syntax und Semantik beiden Partnern bekannt ist.</text:p>
      <text:p text:style-name="P3"><text:s/>→ Protokoll </text:p>
      <text:p text:style-name="P3"><text:s text:c="6"/>Unter einem Protokoll versteht man in der Informatik eine Sammlung von Regeln, die den </text:p>
      <text:p text:style-name="P3"><text:s text:c="6"/>Ablauf und die Form der Interaktion zwischen zwei Partnern eines verteilten Systems bestimmt.</text:p>
      <text:p text:style-name="P3"><text:s text:c="6"/>Normungsgremien: ISO, IEEE (802.3. … Ethernet, 802.11. …W-LAN)</text:p>
      <text:p text:style-name="P3"/>
      <text:p text:style-name="P9">2.2 Das OSI-Referenzmodell</text:p>
      <text:p text:style-name="P3"><text:s/>→ OSI = open system interconnection</text:p>
      <text:p text:style-name="P3"/>
      <text:p text:style-name="P42"><text:span text:style-name="T9">Das 1978&amp;79 veröffentlichte Modell zur Beschreibung der Kommunikation in offenen Systemem ist eine gute Grundlage zur theoretischen Beschreibung.</text:span></text:p>
      <text:p text:style-name="P42"><text:span text:style-name="T9"/></text:p>
      <text:p text:style-name="P3">Das Referenzmodell dient als Entwurfsmodell für die Kommunikation in offenen Systemen.</text:p>
      <text:p text:style-name="P3">Offene Systeme sind Kommunikationssysteme mit unterschiedlicher Hard- und Software.</text:p>
      <text:p text:style-name="P3">In offenen Systemen sind verbindlich festgelegt:</text:p>
      <text:list xml:id="list6990975079692516847" text:style-name="L63">
        <text:list-item>
          <text:p text:style-name="P25">mechanische Anschlussbedingungen</text:p>
          <text:list>
            <text:list-item>
              <text:list>
                <text:list-item>
                  <text:list>
                    <text:list-header>
                      <text:p text:style-name="P25">→ Stecker und Anschlüsse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5">elektrische Anschlussbedingungen</text:p>
          <text:list>
            <text:list-item>
              <text:list>
                <text:list-item>
                  <text:list>
                    <text:list-header>
                      <text:p text:style-name="P25">→ Spannungspegel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5">logische Anschlussbedingungen</text:p>
          <text:list>
            <text:list-item>
              <text:list>
                <text:list-item>
                  <text:list>
                    <text:list-header>
                      <text:p text:style-name="P25">→ Prozedureinsprungspunkte</text:p>
                    </text:list-header>
                  </text:list>
                </text:list-item>
              </text:list>
            </text:list-item>
          </text:list>
        </text:list-item>
      </text:list>
      <text:p text:style-name="P3">nicht verbindlich festgelegt:</text:p>
      <text:list xml:id="list1820404598465005534" text:style-name="L64">
        <text:list-item>
          <text:p text:style-name="P26">Architektur der verwendeten Sprache</text:p>
        </text:list-item>
        <text:list-item>
          <text:p text:style-name="P26">die verwendeten Betriebssysteme</text:p>
        </text:list-item>
        <text:list-item>
          <text:p text:style-name="P26">die verwendete Bauelementebasis</text:p>
        </text:list-item>
      </text:list>
      <text:p text:style-name="P3"/>
      <text:p text:style-name="P3"><draw:g text:anchor-type="paragraph" draw:z-index="0" draw:style-name="gr1"><draw:custom-shape draw:style-name="gr2" svg:width="1.9689in" svg:height="0.3941in" svg:x="0.6299in" svg:y="0.2445in"><text:p text:style-name="P45">Application Layer</text:p><draw:enhanced-geometry svg:viewBox="0 0 21600 21600" draw:type="rectangle" draw:enhanced-path="M 0 0 L 21600 0 21600 21600 0 21600 0 0 Z N"/></draw:custom-shape><draw:custom-shape draw:style-name="gr2" draw:text-style-name="P45" svg:width="1.9689in" svg:height="0.3941in" svg:x="0.6299in" svg:y="0.6382in"><text:p text:style-name="P45">Presentation Layer</text:p><draw:enhanced-geometry svg:viewBox="0 0 21600 21600" draw:type="rectangle" draw:enhanced-path="M 0 0 L 21600 0 21600 21600 0 21600 0 0 Z N"/></draw:custom-shape><draw:custom-shape draw:style-name="gr2" draw:text-style-name="P45" svg:width="1.9689in" svg:height="0.3941in" svg:x="0.6299in" svg:y="1.0319in"><text:p text:style-name="P45">Session Layer</text:p><draw:enhanced-geometry svg:viewBox="0 0 21600 21600" draw:type="rectangle" draw:enhanced-path="M 0 0 L 21600 0 21600 21600 0 21600 0 0 Z N"/></draw:custom-shape><draw:custom-shape draw:style-name="gr2" draw:text-style-name="P45" svg:width="1.9689in" svg:height="0.3941in" svg:x="0.6299in" svg:y="1.4256in"><text:p text:style-name="P45">Transport Layer</text:p><draw:enhanced-geometry svg:viewBox="0 0 21600 21600" draw:type="rectangle" draw:enhanced-path="M 0 0 L 21600 0 21600 21600 0 21600 0 0 Z N"/></draw:custom-shape><draw:custom-shape draw:style-name="gr2" draw:text-style-name="P45" svg:width="1.9689in" svg:height="0.3941in" svg:x="0.6299in" svg:y="1.8197in"><text:p text:style-name="P45">Network Layer</text:p><draw:enhanced-geometry svg:viewBox="0 0 21600 21600" draw:type="rectangle" draw:enhanced-path="M 0 0 L 21600 0 21600 21600 0 21600 0 0 Z N"/></draw:custom-shape><draw:custom-shape draw:style-name="gr2" draw:text-style-name="P45" svg:width="1.9689in" svg:height="0.3941in" svg:x="0.6299in" svg:y="2.2134in"><text:p text:style-name="P45">Data Link Layer</text:p><draw:enhanced-geometry svg:viewBox="0 0 21600 21600" draw:type="rectangle" draw:enhanced-path="M 0 0 L 21600 0 21600 21600 0 21600 0 0 Z N"/></draw:custom-shape><draw:custom-shape draw:style-name="gr2" svg:width="1.9689in" svg:height="0.3941in" svg:x="0.6299in" svg:y="2.6071in"><text:p text:style-name="P45">Physical Layer</text:p><draw:enhanced-geometry svg:viewBox="0 0 21600 21600" draw:type="rectangle" draw:enhanced-path="M 0 0 L 21600 0 21600 21600 0 21600 0 0 Z N"/></draw:custom-shape></draw:g><draw:custom-shape text:anchor-type="paragraph" draw:z-index="15" draw:style-name="gr4" svg:width="0.2362in" svg:height="0.1969in" svg:x="5.7827in" svg:y="2.4098in"><text:p>DT</text:p><draw:enhanced-geometry svg:viewBox="0 0 21600 21600" draw:type="rectangle" draw:enhanced-path="M 0 0 L 21600 0 21600 21600 0 21600 0 0 Z N"/></draw:custom-shape><draw:custom-shape text:anchor-type="paragraph" draw:z-index="14" draw:style-name="gr4" svg:width="0.2362in" svg:height="0.1969in" svg:x="2.9925in" svg:y="2.4098in"><text:p>DH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" draw:style-name="gr4" svg:width="0.2362in" svg:height="0.1969in" svg:x="3.2283in" svg:y="2.0161in"><text:p>NH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style-name="gr4" svg:width="0.2362in" svg:height="0.1969in" svg:x="3.461in" svg:y="1.622in"><text:p>TH</text:p><draw:enhanced-geometry svg:viewBox="0 0 21600 21600" draw:type="rectangle" draw:enhanced-path="M 0 0 L 21600 0 21600 21600 0 21600 0 0 Z N"/></draw:custom-shape><draw:custom-shape text:anchor-type="paragraph" draw:z-index="11" draw:style-name="gr4" svg:width="0.2362in" svg:height="0.1969in" svg:x="3.6917in" svg:y="1.2283in"><text:p>SH</text:p><draw:enhanced-geometry svg:viewBox="0 0 21600 21600" draw:type="rectangle" draw:enhanced-path="M 0 0 L 21600 0 21600 21600 0 21600 0 0 Z N"/></draw:custom-shape><draw:custom-shape text:anchor-type="paragraph" draw:z-index="10" draw:style-name="gr4" svg:width="0.2362in" svg:height="0.1969in" svg:x="3.922in" svg:y="0.8346in"><text:p>PH</text:p><draw:enhanced-geometry svg:viewBox="0 0 21600 21600" draw:type="rectangle" draw:enhanced-path="M 0 0 L 21600 0 21600 21600 0 21600 0 0 Z N"/></draw:custom-shape><draw:custom-shape text:anchor-type="paragraph" draw:z-index="9" draw:style-name="gr4" svg:width="0.2362in" svg:height="0.1969in" svg:x="4.1398in" svg:y="0.4409in"><text:p>AH</text:p><draw:enhanced-geometry svg:viewBox="0 0 21600 21600" draw:type="rectangle" draw:enhanced-path="M 0 0 L 21600 0 21600 21600 0 21600 0 0 Z N"/></draw:custom-shape><draw:rect text:anchor-type="paragraph" draw:z-index="8" draw:style-name="gr3" draw:text-style-name="P45" svg:width="1.5752in" svg:height="0.1969in" svg:x="4.4437in" svg:y="0.048in"><text:p text:style-name="P45">Daten</text:p></draw:rect><draw:rect text:anchor-type="paragraph" draw:z-index="7" draw:style-name="gr3" draw:text-style-name="P45" svg:width="2.0913in" svg:height="0.1969in" svg:x="3.928in" svg:y="1.2283in"><text:p text:style-name="P45">Daten</text:p></draw:rect><draw:rect text:anchor-type="paragraph" draw:z-index="6" draw:style-name="gr3" draw:text-style-name="P45" svg:width="2.5543in" svg:height="0.1969in" svg:x="3.4646in" svg:y="2.0161in"><text:p text:style-name="P45">Daten</text:p></draw:rect><draw:rect text:anchor-type="paragraph" draw:z-index="5" draw:style-name="gr3" draw:text-style-name="P45" svg:width="2.3217in" svg:height="0.1969in" svg:x="3.6972in" svg:y="1.622in"><text:p text:style-name="P45">Daten</text:p></draw:rect><draw:rect text:anchor-type="paragraph" draw:z-index="4" draw:style-name="gr3" draw:text-style-name="P45" svg:width="2.5594in" svg:height="0.1969in" svg:x="3.2283in" svg:y="2.4102in"><text:p text:style-name="P45">Daten</text:p></draw:rect><draw:rect text:anchor-type="paragraph" draw:z-index="3" draw:style-name="gr3" draw:text-style-name="P45" svg:width="3.0315in" svg:height="0.1969in" svg:x="2.9874in" svg:y="2.8035in"><text:p text:style-name="P45">Bits</text:p></draw:rect><draw:rect text:anchor-type="paragraph" draw:z-index="2" draw:style-name="gr3" draw:text-style-name="P45" svg:width="1.8606in" svg:height="0.1969in" svg:x="4.1583in" svg:y="0.8346in"><text:p text:style-name="P45">Daten</text:p></draw:rect><draw:rect text:anchor-type="paragraph" draw:z-index="1" draw:style-name="gr3" draw:text-style-name="P45" svg:width="1.6433in" svg:height="0.1969in" svg:x="4.3756in" svg:y="0.4409in"><text:p text:style-name="P45">Daten</text:p></draw:rec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2.2.1 Physical Layer (Bitübertragungsschicht) Ebene 1</text:p>
      <text:p text:style-name="P10">Aufgaben:</text:p>
      <text:list xml:id="list3158475275065649459" text:style-name="L65">
        <text:list-item>
          <text:p text:style-name="P27">Realisierung der physischen Bitübertragung auf einem Übertragungsmedium</text:p>
        </text:list-item>
        <text:list-item>
          <text:p text:style-name="P27">Gewährleistung der Reihenfolge der übertragenen Bits, ohne Betrachtung ihrer inhaltlichen <text:soft-page-break/>Bedeutung oder des verwendeten Codes</text:p>
        </text:list-item>
        <text:list-item>
          <text:p text:style-name="P27">Sicherung der</text:p>
          <text:list>
            <text:list-item>
              <text:list>
                <text:list-header>
                  <text:p text:style-name="P27">- mechanischen (Stecker, Übertragungsmedien (LWL, Kupfer, Funk))</text:p>
                  <text:p text:style-name="P27">- elektrischen (Codearten, Spannungspegel, Signalformen)</text:p>
                  <text:p text:style-name="P27">- funktionellen (Funktion der Leitung als Daten-, Kontroll-, Taktleitung, 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7"><text:s/>Betriebsarten (seriell, parallel))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3"><text:tab/>Voraussetzungen für den Aufbau, den Betrieb und den Abbau der physischen Verbindung</text:p>
      <text:p text:style-name="P10"/>
      <text:p text:style-name="P10">Gesichtspunkte zu Funktionen der Bitübertragungsschicht</text:p>
      <text:p text:style-name="P3">Modulation und Demodulation</text:p>
      <text:list xml:id="list7452805651551810045" text:style-name="L66">
        <text:list-item>
          <text:list>
            <text:list-item>
              <text:p text:style-name="P28">Notwendiges Gerät: Modem (=Modulation/Demodulation)</text:p>
              <text:p text:style-name="P28">=&gt;Aufbringen eines Signals auf das Übertragungsmedium</text:p>
            </text:list-item>
            <text:list-item>
              <text:p text:style-name="P28">Arten:</text:p>
              <text:list>
                <text:list-header>
                  <text:p text:style-name="P28">→ Amplitudenmodulation: 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8">2 verschiedene Spannungspegel werden zur Darstellung von 0 und 1 Signal genutzt</text:p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3"><text:tab/><text:tab/>→ Frequenzmodulation:</text:p>
      <text:list xml:id="list5908036640072326273" text:style-name="L6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9">unterschiedliche Frequenzen nutzt man zur Informationsdarstellung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→ Phasenmodulation:</text:p>
      <text:list xml:id="list4506689430861161838" text:style-name="L6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0">die Trägerwellen werden jeweils um x Grad versetzt, jeder Versatz überträgt 2 Bi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Multiplexing</text:p>
      <text:p text:style-name="P3">Mehrere Übertragungen finden gleichzeitig auf einem Übertragungskanal statt.</text:p>
      <text:p text:style-name="P3">Bedeutende Multiplexverfahren sind:</text:p>
      <text:list xml:id="list465687516225596094" text:style-name="L69">
        <text:list-item>
          <text:list>
            <text:list-item>
              <text:p text:style-name="P31">Frequenz- Multiplexverfahren (FDM = Frequency Division Multiplexing)</text:p>
              <text:p text:style-name="P31">Das vorhandene Frequenzspektrum wird in logische Kanäle aufgeteilt. Ein jeder Kanal wird nur von einem Benutzer allein genutzt.</text:p>
            </text:list-item>
            <text:list-item>
              <text:p text:style-name="P31">Zeit- Multiplexverfahren (TDM = Time Division Multiplexing)</text:p>
              <text:p text:style-name="P31">Jeder Benutzer des Übertragungsmediums bekommt kurzzeitig die ganze Breite des Übertragungskanals zugeteilt. Dabei wechseln sic h die Nutzer ohne ihre Kenntnis gegenseitig ab.</text:p>
            </text:list-item>
            <text:list-item>
              <text:p text:style-name="P31">Wellenlänge- Multiplexverfahren (WDM = Wavelength Division Multiplexing)</text:p>
              <text:p text:style-name="P31">Bei den Lichtwellenleitern werden verschiedene Frequenz- Multiplexverfahren angewendet (Breitband- und Schmalband Wellenlängenmultiplex).</text:p>
            </text:list-item>
          </text:list>
        </text:list-item>
      </text:list>
      <text:p text:style-name="P3"/>
      <text:p text:style-name="P8">2.2.2 Data Link Layer (Verbindungsschicht) Ebene 2</text:p>
      <text:p text:style-name="P10">Aufgaben:</text:p>
      <text:p text:style-name="P3">Die wichtigste Aufgabe ist eine Sicherung gegen Bitverfälschunge durch das Erkennen und Korrigieren der Fehler aus der Bitübertragungsschicht. Dazu werden die einzelnen Bits aus der Schicht 1 zu Blöcken zusammengefasst, nummeriert und zusätzlich mit einem Prüfbit versehen.</text:p>
      <text:p text:style-name="P3"/>
      <text:p text:style-name="P3">Als Vorbereitung für die Ebene 3 erfüllt die Schicht folgende Aufgaben:</text:p>
      <text:list xml:id="list6282973757108024371" text:style-name="L70">
        <text:list-item>
          <text:p text:style-name="P32">Benachrichtigen von Diensten der Ebene 3 über aufgetretene und in Ebene 2 nicht behebbare Fehler.</text:p>
        </text:list-item>
      </text:list>
      <text:p text:style-name="P3">Die Schicht ist unterteilt in 2 Subschichten:</text:p>
      <text:list xml:id="list2849556739101318748" text:style-name="L71">
        <text:list-item>
          <text:p text:style-name="P33">Schicht 2a: Media Access Control → MAC</text:p>
        </text:list-item>
        <text:list-item>
          <text:p text:style-name="P33">Schicht 2b: Logic Link Control → LLC</text:p>
        </text:list-item>
      </text:list>
      <text:p text:style-name="P3"/>
      <text:p text:style-name="P3">Durch die Subschicht 2a werden die notwendigen Abläufe beim Zugriff auf das gemeinsam genutze Übertragungsmedium gesteuert. Auf dieser Subschicht sind die IEEE Standards 802.3/ 4/ 5 und FDDI sowie ATM angeordnet. Die Subschicht 2b bietet für alle höheren Schichten eine Schnittstelle <text:soft-page-break/>für den Abbau einer logischen Verbindung.</text:p>
      <text:p text:style-name="P3"/>
      <text:p text:style-name="P3"/>
      <text:p text:style-name="P3"/>
      <text:p text:style-name="P10">Funktionen:</text:p>
      <text:list xml:id="list212463685362466713" text:style-name="L72">
        <text:list-item>
          <text:p text:style-name="P34">Aktivierung und Deaktivierung der eigenen Sicherungsmaßnahmen</text:p>
        </text:list-item>
        <text:list-item>
          <text:p text:style-name="P34">Aufnahme der aus Schicht 3 übernommenen Benutzerdaten und einpassen in den Datenrahmen der Schicht 2</text:p>
        </text:list-item>
        <text:list-item>
          <text:p text:style-name="P34">Übertragungssicherung</text:p>
        </text:list-item>
        <text:list-item>
          <text:p text:style-name="P34">Durchführung der Bitflusskontrolle</text:p>
        </text:list-item>
      </text:list>
      <text:p text:style-name="P3"/>
      <text:p text:style-name="P10">Bekannte Schicht-2-Transportprotokolle:</text:p>
      <text:list xml:id="list1944034398204346824" text:style-name="L73">
        <text:list-item>
          <text:p text:style-name="P35">IEEE 802.3<text:tab/>CSMA / CD</text:p>
        </text:list-item>
        <text:list-item>
          <text:p text:style-name="P35">IEEE 802.4<text:tab/>Token Bus</text:p>
        </text:list-item>
        <text:list-item>
          <text:p text:style-name="P35">IEEE 802.5<text:tab/>Token Ring</text:p>
        </text:list-item>
        <text:list-item>
          <text:p text:style-name="P35">FDDI<text:tab/><text:tab/>Fiber Distributed Data Interface</text:p>
        </text:list-item>
        <text:list-item>
          <text:p text:style-name="P35">PPP<text:tab/><text:tab/>Point-to-Point Protocol</text:p>
        </text:list-item>
        <text:list-item>
          <text:p text:style-name="P35">BCP<text:tab/><text:tab/>Bridging Control Protocol</text:p>
        </text:list-item>
      </text:list>
      <text:p text:style-name="P3"/>
      <text:p text:style-name="P8">2.2.3 Network Layer (Vermittlungsschicht) Ebene 3</text:p>
      <text:p text:style-name="P10">Aufgaben:</text:p>
      <text:p text:style-name="P3">Ausführung sämtlicher vermittlungstechnischer Funktionen, dazu gehören:</text:p>
      <text:list xml:id="list2388329765486758470" text:style-name="L74">
        <text:list-item>
          <text:p text:style-name="P36">Identifikation der Netzwerkknoten mittels Netzwerkadresse zur Herstellung einer virtuellen Verbindung zu beliebigen Endsystemen.</text:p>
        </text:list-item>
        <text:list-item>
          <text:p text:style-name="P36">Protokollumsetzung bei Verbindung über mehrere Netze mit unterschiedlichen Adressierungsdaten.</text:p>
          <text:p text:style-name="P36">Ist es notwendig ein Protokoll öfters in ein anderes zu übersetzen, entstehen eventuell Paketgrößen, die das Maximum der Paketgröße überschreiten. In dieser Situation wird durch Network Layer eine Fragmentierung angewendet.</text:p>
        </text:list-item>
        <text:list-item>
          <text:p text:style-name="P36">Paket- Leitweglenkung (Routing) von der Quelle zum Ziel</text:p>
          <text:p text:style-name="P36">statisch: <text:tab/>mittels Routingtabelle, bei nur seltenen Änderungen</text:p>
          <text:p text:style-name="P36">dynamisch:<text:tab/>zu Beginn jeder Verbindung aktualisierte Wegbeschreibung, die während der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6">Verbindung je nach Auslastung verändert werden kann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2"><text:tab/></text:span>Routing-Tabellen:</text:p>
      <text:p text:style-name="P3"><text:tab/>Im Idealfall enthält eine Routingtabelle für jeden Zielrechner im Netz Angaben zur nächsten <text:tab/>Station. → universelles Routing </text:p>
      <text:p text:style-name="P3"><text:tab/>Optimierungsmöglichkeiten: </text:p>
      <text:p text:style-name="P3"><text:tab/><text:tab/><text:tab/>→ Default Routing</text:p>
      <text:p text:style-name="P3"><text:tab/><text:tab/><text:tab/>→ Default Hop</text:p>
      <text:p text:style-name="P3"><text:tab/>Routing-Strategien:</text:p>
      <text:p text:style-name="P3"><text:tab/><text:tab/><text:tab/>→ Hot Potato</text:p>
      <text:p text:style-name="P3"><text:tab/><text:tab/><text:tab/> <text:s text:c="4"/>Prinzip: heiße Kartoffel</text:p>
      <text:p text:style-name="P3"><text:tab/><text:tab/><text:tab/> <text:s text:c="4"/>Ein Router versucht die angekommene Nachricht so schnell wie möglich <text:tab/><text:tab/><text:tab/> <text:s text:c="4"/>weiter zuleiten, überträgt die Nachricht auf dem Weg mit der aktuell <text:tab/><text:tab/><text:tab/><text:tab/> <text:s text:c="4"/>kürzesten Warteschlange.</text:p>
      <text:list xml:id="list93658961028902" text:continue-numbering="true" text:style-name="L74">
        <text:list-item>
          <text:p text:style-name="P36">Steuerung des Paketflusses mittels Flußkontrolle</text:p>
          <text:p text:style-name="P36">Wenn eine große Anzahl von Datenpaketen im Netz unterwegs sind, kann es zu Engpässen kommen: Die Vermittlungsschicht überwacht die gesamte verbindung vom Sender zum Empfänger auf Übertragungsfehler</text:p>
        </text:list-item>
        <text:list-item>
          <text:p text:style-name="P36">Abrechnungsfunktion für Paketübertragung</text:p>
          <text:p text:style-name="P36">Die Provider im WAN ermitteln ihre Leitungskosten auf der Grundlage von Paketen, <text:soft-page-break/>Verbindungsdauer oder Tarifzonen.</text:p>
        </text:list-item>
      </text:list>
      <text:p text:style-name="P3"/>
      <text:p text:style-name="P3"/>
      <text:p text:style-name="P3"/>
      <text:p text:style-name="P10">Funktionen:</text:p>
      <text:list xml:id="list6306833185067079633" text:style-name="L75">
        <text:list-item>
          <text:p text:style-name="P43"><text:span text:style-name="T2">Kopplung der Vermittlung zwischen Endsystemen, auch unterschiedliche Netze, in denen </text:span><text:span text:style-name="T2">diese Vermittlungen liegen: die Qualität des Datenpfades wird durch die Qualität des niedrigsten Teilnetzes bestimmt.</text:span></text:p>
        </text:list-item>
        <text:list-item>
          <text:p text:style-name="P37">Das typische Gerät dieser Ebene ist ein Router: er verbindet Netzwerke mit unterschiedlichen Netzwerktopologien miteinander.</text:p>
        </text:list-item>
        <text:list-item>
          <text:p text:style-name="P37">Der dienstbenutzenden Schicht 4 wird die Unabhängigkeit von Vermittlung und Wegewahl gewähhrleistet.</text:p>
        </text:list-item>
      </text:list>
      <text:p text:style-name="P3"/>
      <text:p text:style-name="P10">Bekannte Schicht-3-Transportprotokolle</text:p>
      <text:list xml:id="list6778149717113889342" text:style-name="L76">
        <text:list-item>
          <text:p text:style-name="P38">IPX<text:tab/>Internet Paket Exchange (Novell), verbindungslos</text:p>
        </text:list-item>
        <text:list-item>
          <text:p text:style-name="P38">IP<text:tab/>Internet Protokoll </text:p>
          <text:list>
            <text:list-item>
              <text:list>
                <text:list-header>
                  <text:p text:style-name="P38">Datenpakete werden von einem Sender über mehrere Netze hinweg zu einem Empfänger transportiert, paketorientiert, verbindungslos</text:p>
                </text:list-header>
              </text:list>
            </text:list-item>
          </text:list>
        </text:list-item>
      </text:list>
      <text:p text:style-name="P3"/>
      <text:p text:style-name="P10">Adressenauflösung mit dem Address Resolution Protocol (ARP)</text:p>
      <text:p text:style-name="P3">Praktischer Ansatz: </text:p>
      <text:p text:style-name="P3"><text:tab/>→ Für das Versenden von Daten vom Rechner A zum Rechner B sind neben der logischen <text:tab/> <text:s text:c="4"/>Adresse auch die physische Adresse des Zielrechners notwendig.</text:p>
      <text:p text:style-name="P3">Die Rolle von ARP:</text:p>
      <text:p text:style-name="P3"><text:tab/>→ im Bereich des IPv4 Protokolls übernimmt ARP die Adressenauflösung</text:p>
      <text:p text:style-name="P3"><text:tab/>→ im Bereich des IPv6 wird diese Funktion durch das Neighbourhood-discovery Protokoll <text:tab/> <text:s text:c="4"/>übernommen </text:p>
      <text:p text:style-name="P3"><text:tab/>→ die Adressauflösung erfolgt transparent</text:p>
      <text:p text:style-name="P3"><text:tab/>→ der Vorteil dieses Verfahrens ist ein einheitliches Format der auszutauschenden <text:tab/> <text:s/></text:p>
      <text:p text:style-name="P3"><text:tab/> <text:s text:c="4"/>Nachrichten</text:p>
      <text:p text:style-name="P3">Schematischer Ablauf des Verfahrens:</text:p>
      <text:p text:style-name="P3">Durch den sendenden Rechner wird an alle Rechner im Netz ein Paket zur Adressenabfrage geschickt</text:p>
      <text:p text:style-name="P3"><draw:custom-shape text:anchor-type="paragraph" draw:z-index="19" draw:style-name="gr4" draw:text-style-name="P46" svg:width="1.5752in" svg:height="0.3941in" svg:x="4.8272in" svg:y="0.089in"><text:p text:style-name="P45"><text:span text:style-name="T10">???</text:span></text:p><draw:enhanced-geometry svg:viewBox="0 0 21600 21600" draw:type="rectangle" draw:enhanced-path="M 0 0 L 21600 0 21600 21600 0 21600 0 0 Z N"/></draw:custom-shape><draw:custom-shape text:anchor-type="paragraph" draw:z-index="18" draw:style-name="gr4" draw:text-style-name="P45" svg:width="1.5752in" svg:height="0.3941in" svg:x="3.252in" svg:y="0.089in"><text:p text:style-name="P45">Empfänger</text:p><text:p text:style-name="P45">Logische Adresse</text:p><draw:enhanced-geometry svg:viewBox="0 0 21600 21600" draw:type="rectangle" draw:enhanced-path="M 0 0 L 21600 0 21600 21600 0 21600 0 0 Z N"/></draw:custom-shape><draw:custom-shape text:anchor-type="paragraph" draw:z-index="17" draw:style-name="gr4" draw:text-style-name="P45" svg:width="1.5748in" svg:height="0.3941in" svg:x="1.678in" svg:y="0.089in"><text:p text:style-name="P45">Sender</text:p><text:p text:style-name="P45">Physikalische Adresse</text:p><draw:enhanced-geometry svg:viewBox="0 0 21600 21600" draw:type="rectangle" draw:enhanced-path="M 0 0 L 21600 0 21600 21600 0 21600 0 0 Z N"/></draw:custom-shape><draw:custom-shape text:anchor-type="paragraph" draw:z-index="16" draw:style-name="gr4" draw:text-style-name="P45" svg:width="1.5752in" svg:height="0.3941in" svg:x="0.1028in" svg:y="0.089in"><text:p text:style-name="P45">Sender</text:p><text:p text:style-name="P45">Logische Adresse</text:p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>Erkennt ein Rechner seine logische Adresse:</text:p>
      <text:list xml:id="list2527683236715593647" text:style-name="L77">
        <text:list-item>
          <text:p text:style-name="P39">ergänzt er das Datenpaket um seine physische Adresse</text:p>
        </text:list-item>
        <text:list-item>
          <text:p text:style-name="P39">merkt sich die Adressdaten des Senders</text:p>
        </text:list-item>
        <text:list-item>
          <text:p text:style-name="P39">schickt das Paket an den Sender zurück</text:p>
        </text:list-item>
      </text:list>
      <text:p text:style-name="P3"><draw:custom-shape text:anchor-type="paragraph" draw:z-index="20" draw:style-name="gr4" draw:text-style-name="P45" svg:width="1.5752in" svg:height="0.3941in" svg:x="0.0925in" svg:y="0.0764in"><text:p text:style-name="P45">Sender</text:p><text:p text:style-name="P45">Logische Adresse</text:p><draw:enhanced-geometry svg:viewBox="0 0 21600 21600" draw:type="rectangle" draw:enhanced-path="M 0 0 L 21600 0 21600 21600 0 21600 0 0 Z N"/></draw:custom-shape><draw:custom-shape text:anchor-type="paragraph" draw:z-index="21" draw:style-name="gr4" draw:text-style-name="P45" svg:width="1.5748in" svg:height="0.3941in" svg:x="1.6673in" svg:y="0.0764in"><text:p text:style-name="P45">Sender</text:p><text:p text:style-name="P45">Physikalische Adresse</text:p><draw:enhanced-geometry svg:viewBox="0 0 21600 21600" draw:type="rectangle" draw:enhanced-path="M 0 0 L 21600 0 21600 21600 0 21600 0 0 Z N"/></draw:custom-shape><draw:custom-shape text:anchor-type="paragraph" draw:z-index="22" draw:style-name="gr4" draw:text-style-name="P45" svg:width="1.5748in" svg:height="0.3941in" svg:x="3.2417in" svg:y="0.0764in"><text:p text:style-name="P45">Empfänger</text:p><text:p text:style-name="P45">Logische Adresse</text:p><draw:enhanced-geometry svg:viewBox="0 0 21600 21600" draw:type="rectangle" draw:enhanced-path="M 0 0 L 21600 0 21600 21600 0 21600 0 0 Z N"/></draw:custom-shape><draw:custom-shape text:anchor-type="paragraph" draw:z-index="23" draw:style-name="gr4" draw:text-style-name="P45" svg:width="1.5748in" svg:height="0.3941in" svg:x="4.8161in" svg:y="0.0764in"><text:p text:style-name="P45">Empfänger</text:p><text:p text:style-name="P45">Physikalische Adresse</text:p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>ARP-Cache:</text:p>
      <text:p text:style-name="P3"><text:tab/>→ Die Adressinformationen werden für ungefähr 300 Sekunden nach dem letzten Kontakt </text:p>
      <text:p text:style-name="P3"><text:tab/> <text:s text:c="4"/>gespeichert.</text:p>
      <text:p text:style-name="P3"><text:tab/>→ Ist die Zeitdauer verstrichen ohne das ein Kontakt statt fand, werden die <text:tab/> <text:s/><text:tab/> <text:s/></text:p>
      <text:p text:style-name="P3"><text:tab/> <text:s text:c="4"/>Verbindungsinformationen gelöscht.</text:p>
      <text:p text:style-name="P3"/>
      <text:p text:style-name="P10">Funktionsweise des Internet-Protokolls</text:p>
      <text:p text:style-name="P3">Protokoll hat die Aufgabe Datenpakete zu adressieren und in einem verbindungslosen, paketorientierten Netzwerk an eine Zieladresse zu übermitteln. Die Datenpakete bewegen sich auf <text:soft-page-break/>unterschiedlichen Wegen durch das Netz, dadurch unterscheide sich auch die Reihenfolge des Eintreffens an der Zielstation. Das Protokoll verfügt über keine Flusskontrolle und keine Fehlerkontrolle, die Übertragung ist insgesamt unzuverlässig.</text:p>
      <text:p text:style-name="P3"/>
      <text:p text:style-name="P8">2.2.4 Transport Layer (Transportschicht) Ebene 4</text:p>
      <text:p text:style-name="P3">Vom praktisch größerer Bedeutung sind die beiden Protokolle TCP und UDP.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0">TCP</text:p>
          </table:table-cell>
          <table:table-cell table:style-name="Tabelle1.A1" office:value-type="string">
            <text:p text:style-name="P20">UDP</text:p>
          </table:table-cell>
        </table:table-row>
        <table:table-row>
          <table:table-cell table:style-name="Tabelle1.A1" office:value-type="string">
            <text:p text:style-name="P19">verbindungsorientiert</text:p>
          </table:table-cell>
          <table:table-cell table:style-name="Tabelle1.A1" office:value-type="string">
            <text:p text:style-name="P19">verbindungslos</text:p>
          </table:table-cell>
        </table:table-row>
        <table:table-row>
          <table:table-cell table:style-name="Tabelle1.A1" office:value-type="string">
            <text:p text:style-name="P19">komplexe Struktur</text:p>
          </table:table-cell>
          <table:table-cell table:style-name="Tabelle1.A1" office:value-type="string">
            <text:p text:style-name="P19">sehr einfach aufgebaut</text:p>
          </table:table-cell>
        </table:table-row>
        <table:table-row>
          <table:table-cell table:style-name="Tabelle1.A1" office:value-type="string">
            <text:p text:style-name="P19">viele Veränderungen seit Einführung des Protokolls</text:p>
          </table:table-cell>
          <table:table-cell table:style-name="Tabelle1.A1" office:value-type="string">
            <text:p text:style-name="P19">wenige Veränderungen seit Einführung des Protokolls</text:p>
          </table:table-cell>
        </table:table-row>
        <table:table-row>
          <table:table-cell table:style-name="Tabelle1.A1" table:number-columns-spanned="2" office:value-type="string">
            <text:p text:style-name="P19">- beide Protokolle stellen nur eine virtuelle Verbindung dar, das heißt sie täuschen softwareseitig eine reale End-zu-End Verbindung vor</text:p>
          </table:table-cell>
          <table:covered-table-cell/>
        </table:table-row>
        <table:table-row>
          <table:table-cell table:style-name="Tabelle1.A1" table:number-columns-spanned="2" office:value-type="string">
            <text:p text:style-name="P19">- beide Protokolle arbeiten nur auf der Anwendungsebene beim Sender bzw. beim Empfänger, auf den Zwischensystemen sind sie nicht installiert und auch nicht notwendig</text:p>
          </table:table-cell>
          <table:covered-table-cell/>
        </table:table-row>
        <table:table-row>
          <table:table-cell table:style-name="Tabelle1.A1" table:number-columns-spanned="2" office:value-type="string">
            <text:p text:style-name="P19">- von beiden Protokollen werden die Informationen als Datagramme im IP Protokollrahmen transportiert</text:p>
          </table:table-cell>
          <table:covered-table-cell/>
        </table:table-row>
      </table:table>
      <text:p text:style-name="P3"/>
      <text:p text:style-name="P10">Zuverlässiger Verbindungsaufbau</text:p>
      <text:p text:style-name="P10"/>
      <text:p text:style-name="P3">Vor dem Übertragen von Nutzdaten stellt TCP sicher, dass zwischen den beiden Anwendungen die Daten austauschen wollen, eine sichere Verbindung besteht.</text:p>
      <text:p text:style-name="P3"/>
      <text:p text:style-name="P3">Verbindungsaufbau (3 – Wege – Handshake)</text:p>
      <text:p text:style-name="P3"/>
      <text:list xml:id="list2134395915997365993" text:style-name="L78">
        <text:list-item>
          <text:p text:style-name="P40">Der Initator der Verbindung sendet ein spezielles TCP-Paket (SYN – Paket). Es enthält eine Sequenznummer a, das Synchronisationsbit ist auf 1 gesetzt.</text:p>
        </text:list-item>
        <text:list-item>
          <text:p text:style-name="P40">Der Empfänger dieses <text:s/>Pakets bestätigt den Empfang, es schickt seine eigene Sequenznummer b zurück, das Synchronisationsbit bleibt auf 1 gesetzt.</text:p>
        </text:list-item>
        <text:list-item>
          <text:p text:style-name="P40">Der Initiator bestätigt den Erhalt der Synchronisationsantwort. Sendet die Sequenznummer 6</text:p>
        </text:list-item>
      </text:list>
      <text:p text:style-name="P3"/>
      <text:p text:style-name="P3">Verbindungsabbau (modifiziertes 3 Hand – Wege – Hand – Shake Verfahren, eigenlich 4 Wege)</text:p>
      <text:p text:style-name="P3"/>
      <text:list xml:id="list1850365010734385226" text:style-name="L79">
        <text:list-item>
          <text:p text:style-name="P41">Der Sender schickt ein spezielles Ende-Segment (FIN)</text:p>
        </text:list-item>
      </text:list>
      <text:p text:style-name="P3"/>
      <text:p text:style-name="P3">Retransmission (Neuübertragung)</text:p>
      <text:p text:style-name="P3"/>
      <text:p text:style-name="P3">Dies ist ein Mechanismus zur erneuten Übertragung von verloren gegangenen Datenpaketen.</text:p>
      <text:p text:style-name="P3">Eine erfolgreiche Datenübertragung wird durch eine Quittung bestätigt.</text:p>
      <text:p text:style-name="P3">Wird eine vorher definierte zeitliche Obergrenze für das Eintreffen des Quittungssignals überschritten, gilt das Datenpaket als verloren und wird erneut übertragen.</text:p>
      <text:p text:style-name="P3">Die Zeitspanne von Versenden des Datenpakets bis zum Eintreffen des Quittungssignals wird gemessen. → Round Trip Time</text:p>
      <text:p text:style-name="P3">Diese gemessenen Zeiten sind die Basis für eine Anpassung der Übertragungsgeschwindigkeit.</text:p>
      <text:p text:style-name="P3">→ Smoothed Round Trip Time nach Algoritmhus des gleitenden Mittelwertes</text:p>
      <text:p text:style-name="P3"/>
      <text:p text:style-name="P3">Ausgewählte Aspekte des UDP</text:p>
      <text:p text:style-name="P3"/>
      <text:p text:style-name="P3">Während beim TCP zwei Anwendungen miteinander kommunizieren, stellt UDP nur zwei <text:soft-page-break/>Kommunikationsports bereit.</text:p>
      <text:p text:style-name="P3">Dieses sehr einfache Protokoll wird für simple Frage-Antwort-Kommunikation benutzt.</text:p>
      <text:p text:style-name="P3"/>
      <text:p text:style-name="P3"/>
      <text:p text:style-name="P3">Portmultiplexing: Das Protokoll nimmt Daten von Anwendungen über deren Ports entgegen, sie werden als Datagramme weitergeleitet.</text:p>
      <text:p text:style-name="P3"/>
      <text:p text:style-name="P11">TCP-Ports</text:p>
      <text:p text:style-name="P3"/>
      <text:p text:style-name="P4">Um eine TCP-Verbindung aufrecht erhalten zu können, müssen zwischen Sender und Empfänger definierte Endpunkte für die Kommunikation existieren</text:p>
      <text:p text:style-name="P4"/>
      <text:p text:style-name="P4"/>
      <text:p text:style-name="P4">Sockets</text:p>
      <text:p text:style-name="P4"/>
      <text:p text:style-name="P4">Ein Socket besteht aus zwei <text:s/>Komponenten. Die erste Komponente ist die IP-Adresse des Rechners und die zweite eine 16 Bit breite Portnummer.</text:p>
      <text:p text:style-name="P4"/>
      <text:p text:style-name="P12">Beispiel für TCP-Verbindungen</text:p>
      <text:p text:style-name="P5"/>
      <text:p text:style-name="P5"><text:tab/>Rechner A<text:tab/><text:tab/><text:tab/><text:tab/><text:tab/><text:tab/><text:tab/>Rechner B</text:p>
      <text:p text:style-name="P5"><draw:custom-shape text:anchor-type="paragraph" draw:z-index="24" draw:style-name="gr5" svg:width="2.1252in" svg:height="2.3858in" svg:x="0in" svg:y="0in"><text:p/><draw:enhanced-geometry svg:viewBox="0 0 21600 21600" draw:type="rectangle" draw:enhanced-path="M 0 0 L 21600 0 21600 21600 0 21600 0 0 Z N"/></draw:custom-shape><draw:custom-shape text:anchor-type="paragraph" draw:z-index="25" draw:style-name="gr6" draw:text-style-name="P45" svg:width="0.3335in" svg:height="2.3858in" svg:x="0in" svg:y="0in"><text:p text:style-name="P45">T<text:line-break/><text:line-break/></text:p><text:p text:style-name="P45"><text:line-break/><text:line-break/>C<text:line-break/><text:line-break/></text:p><text:p text:style-name="P45"/><text:p text:style-name="P45"><text:line-break/>P</text:p><draw:enhanced-geometry svg:viewBox="0 0 21600 21600" draw:type="rectangle" draw:enhanced-path="M 0 0 L 21600 0 21600 21600 0 21600 0 0 Z N"/></draw:custom-shape><draw:custom-shape text:anchor-type="paragraph" draw:z-index="27" draw:style-name="gr4" draw:text-style-name="P45" svg:width="0.3335in" svg:height="2.3858in" svg:x="1.9819in" svg:y="0.1409in"><text:p text:style-name="P45">T<text:line-break/><text:line-break/></text:p><text:p text:style-name="P45"><text:line-break/><text:line-break/>C<text:line-break/><text:line-break/></text:p><text:p text:style-name="P45"/><text:p text:style-name="P45"><text:line-break/>P</text:p><draw:enhanced-geometry svg:viewBox="0 0 21600 21600" draw:type="rectangle" draw:enhanced-path="M 0 0 L 21600 0 21600 21600 0 21600 0 0 Z N"/></draw:custom-shape><draw:line text:anchor-type="paragraph" draw:z-index="28" draw:style-name="gr7" draw:text-style-name="P45" svg:x1="2.3154in" svg:y1="1.2972in" svg:x2="3.9091in" svg:y2="1.2972in"><text:p/></draw:line><draw:rect text:anchor-type="paragraph" draw:z-index="29" draw:style-name="gr3" draw:text-style-name="P47" svg:width="0.4689in" svg:height="0.2921in" svg:x="1.0965in" svg:y="0.2866in"><text:p text:style-name="P45"><text:span text:style-name="T11">Port a</text:span></text:p></draw:rect><draw:custom-shape text:anchor-type="paragraph" draw:z-index="26" draw:style-name="gr5" svg:width="2.1252in" svg:height="2.3858in" svg:x="0in" svg:y="0in"><text:p/><draw:enhanced-geometry svg:viewBox="0 0 21600 21600" draw:type="rectangle" draw:enhanced-path="M 0 0 L 21600 0 21600 21600 0 21600 0 0 Z N"/></draw:custom-shape><draw:rect text:anchor-type="paragraph" draw:z-index="30" draw:style-name="gr3" draw:text-style-name="P47" svg:width="0.4689in" svg:height="0.2921in" svg:x="0.3571in" svg:y="0.2866in"><text:p text:style-name="P45"><text:span text:style-name="T11">HTTP</text:span></text:p></draw:rect><draw:line text:anchor-type="paragraph" draw:z-index="31" draw:style-name="gr7" draw:text-style-name="P45" svg:x1="0.8256in" svg:y1="0.4327in" svg:x2="1.0965in" svg:y2="0.4327in"><text:p/></draw:line><draw:rect text:anchor-type="paragraph" draw:z-index="32" draw:style-name="gr3" draw:text-style-name="P47" svg:width="0.4689in" svg:height="0.2921in" svg:x="1.0965in" svg:y="0.2866in"><text:p text:style-name="P45"><text:span text:style-name="T11">Port a</text:span></text:p></draw:rect><draw:rect text:anchor-type="paragraph" draw:z-index="33" draw:style-name="gr3" draw:text-style-name="P47" svg:width="0.4689in" svg:height="0.2921in" svg:x="0.3571in" svg:y="0.2866in"><text:p text:style-name="P45"><text:span text:style-name="T11">HTTP</text:span></text:p></draw:rect><draw:line text:anchor-type="paragraph" draw:z-index="34" draw:style-name="gr7" draw:text-style-name="P45" svg:x1="0.8256in" svg:y1="0.4327in" svg:x2="1.0965in" svg:y2="0.4327in"><text:p/></draw:line><draw:rect text:anchor-type="paragraph" draw:z-index="35" draw:style-name="gr3" draw:text-style-name="P47" svg:width="0.4689in" svg:height="0.2921in" svg:x="1.0965in" svg:y="1.1618in"><text:p text:style-name="P45"><text:span text:style-name="T11">Port b</text:span></text:p></draw:rect><draw:rect text:anchor-type="paragraph" draw:z-index="36" draw:style-name="gr3" draw:text-style-name="P47" svg:width="0.4689in" svg:height="0.2921in" svg:x="0.3571in" svg:y="1.1618in"><text:p text:style-name="P45"><text:span text:style-name="T11">SMTP</text:span></text:p></draw:rect><draw:line text:anchor-type="paragraph" draw:z-index="37" draw:style-name="gr7" draw:text-style-name="P45" svg:x1="0.8256in" svg:y1="1.3075in" svg:x2="1.0965in" svg:y2="1.3075in"><text:p/></draw:line><draw:rect text:anchor-type="paragraph" draw:z-index="38" draw:style-name="gr3" draw:text-style-name="P47" svg:width="0.4689in" svg:height="0.2921in" svg:x="1.0965in" svg:y="2.089in"><text:p text:style-name="P45"><text:span text:style-name="T11">Port c</text:span></text:p></draw:rect><draw:rect text:anchor-type="paragraph" draw:z-index="39" draw:style-name="gr3" draw:text-style-name="P47" svg:width="0.4689in" svg:height="0.2921in" svg:x="0.3571in" svg:y="2.089in"><text:p text:style-name="P45"><text:span text:style-name="T11">Telnet</text:span></text:p></draw:rect><draw:line text:anchor-type="paragraph" draw:z-index="40" draw:style-name="gr7" draw:text-style-name="P45" svg:x1="0.8256in" svg:y1="2.2346in" svg:x2="1.0965in" svg:y2="2.2346in"><text:p/></draw:line><draw:line text:anchor-type="paragraph" draw:z-index="41" draw:style-name="gr7" draw:text-style-name="P45" svg:x1="1.5654in" svg:y1="0.4327in" svg:x2="1.9819in" svg:y2="1.3181in"><text:p/></draw:line><draw:line text:anchor-type="paragraph" draw:z-index="42" draw:style-name="gr7" draw:text-style-name="P45" svg:x1="1.5654in" svg:y1="1.3181in" svg:x2="1.9819in" svg:y2="1.3181in"><text:p/></draw:line><draw:line text:anchor-type="paragraph" draw:z-index="43" draw:style-name="gr7" draw:text-style-name="P45" svg:x1="1.5654in" svg:y1="2.2346in" svg:x2="1.9819in" svg:y2="1.3181in"><text:p/></draw:line><draw:rect text:anchor-type="paragraph" draw:z-index="44" draw:style-name="gr3" draw:text-style-name="P47" svg:width="0.4689in" svg:height="0.2921in" svg:x="5.3984in" svg:y="0.2866in"><text:p text:style-name="P45"><text:span text:style-name="T11">HTTP</text:span></text:p></draw:rect><draw:rect text:anchor-type="paragraph" draw:z-index="45" draw:style-name="gr3" draw:text-style-name="P47" svg:width="0.4689in" svg:height="0.2921in" svg:x="4.6591in" svg:y="0.2866in"><text:p text:style-name="P45"><text:span text:style-name="T11">Port80</text:span></text:p></draw:rect><draw:line text:anchor-type="paragraph" draw:z-index="46" draw:style-name="gr7" draw:text-style-name="P45" svg:x1="5.128in" svg:y1="0.4327in" svg:x2="5.3988in" svg:y2="0.4327in"><text:p/></draw:line><draw:rect text:anchor-type="paragraph" draw:z-index="47" draw:style-name="gr3" draw:text-style-name="P47" svg:width="0.4689in" svg:height="0.2921in" svg:x="5.3984in" svg:y="1.1516in"><text:p text:style-name="P45"><text:span text:style-name="T11">SMTP</text:span></text:p></draw:rect><draw:rect text:anchor-type="paragraph" draw:z-index="48" draw:style-name="gr3" draw:text-style-name="P47" svg:width="0.4689in" svg:height="0.2921in" svg:x="4.6591in" svg:y="1.1516in"><text:p text:style-name="P45"><text:span text:style-name="T11">Port25</text:span></text:p></draw:rect><draw:line text:anchor-type="paragraph" draw:z-index="49" draw:style-name="gr7" draw:text-style-name="P45" svg:x1="5.128in" svg:y1="1.2972in" svg:x2="5.3988in" svg:y2="1.2972in"><text:p/></draw:line><draw:rect text:anchor-type="paragraph" draw:z-index="50" draw:style-name="gr3" draw:text-style-name="P47" svg:width="0.4689in" svg:height="0.2921in" svg:x="5.3984in" svg:y="2.0992in"><text:p text:style-name="P45"><text:span text:style-name="T11">Telnet</text:span></text:p></draw:rect><draw:rect text:anchor-type="paragraph" draw:z-index="51" draw:style-name="gr3" draw:text-style-name="P47" svg:width="0.4689in" svg:height="0.2921in" svg:x="4.6591in" svg:y="2.0992in"><text:p text:style-name="P45"><text:span text:style-name="T11">Port23</text:span></text:p></draw:rect><draw:line text:anchor-type="paragraph" draw:z-index="52" draw:style-name="gr7" draw:text-style-name="P45" svg:x1="5.128in" svg:y1="2.2453in" svg:x2="5.3988in" svg:y2="2.2453in"><text:p/></draw:line><draw:line text:anchor-type="paragraph" draw:z-index="53" draw:style-name="gr7" draw:text-style-name="P45" svg:x1="4.6591in" svg:y1="1.3075in" svg:x2="4.2425in" svg:y2="1.3075in"><text:p/></draw:line><draw:line text:anchor-type="paragraph" draw:z-index="54" draw:style-name="gr7" draw:text-style-name="P45" svg:x1="4.9713in" svg:y1="3.0161in" svg:x2="4.8984in" svg:y2="3.0681in"><text:p/></draw:line><draw:line text:anchor-type="paragraph" draw:z-index="55" draw:style-name="gr7" draw:text-style-name="P45" svg:x1="4.6591in" svg:y1="0.4327in" svg:x2="4.2425in" svg:y2="1.3079in"><text:p/></draw:line><draw:line text:anchor-type="paragraph" draw:z-index="56" draw:style-name="gr7" draw:text-style-name="P45" svg:x1="4.6591in" svg:y1="2.2346in" svg:x2="4.2425in" svg:y2="1.3075in"><text:p/></draw:lin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Zuordnung von Portnummern</text:p>
      <text:p text:style-name="P6"/>
      <text:p text:style-name="P6">- reservierte Ports</text:p>
      <text:p text:style-name="P6"><text:tab/>0 .. 255 TCP-Anwendungen</text:p>
      <text:p text:style-name="P6"><text:tab/>256 .. 1023 UNIX-Anwendungen</text:p>
      <text:p text:style-name="P6">- well known Ports</text:p>
      <text:p text:style-name="P6"><text:tab/>1024 .. 49151</text:p>
      <text:p text:style-name="P6">- private Ports</text:p>
      <text:p text:style-name="P6"><text:tab/>→ darüber hinaus, bis 65535</text:p>
      <text:p text:style-name="P6"/>
      <text:h text:style-name="P44" text:outline-level="3">Einordnung und Einschätzung der OSI-Architektur</text:h>
      <text:p text:style-name="P15">Positiv:</text:p>
      <text:p text:style-name="Standard"><text:span text:style-name="T6">- </text:span><text:span text:style-name="T7">Die OSI-Architektur ist allgemein anerkannt. Das Modell bietet hervorragende Voraussetzungen für das Verstehen der Zusammenhang in Netzwerken.</text:span></text:p>
      <text:p text:style-name="P16"/>
      <text:p text:style-name="P17"><text:soft-page-break/>Negativ:</text:p>
      <text:p text:style-name="P17">- Die softwarenahen Schichten 5-7 sind nicht in der gleichen Weise akzeptiert und in realer Gerätetechnik präsent wie hardwarenahen Schichten 1 – 3 Firmenkenntnisse</text:p>
      <text:p text:style-name="P18">- Viele Funktionen wiederholen sich schichtweise, dies geht zu lasten der Effizienz.</text:p>
      <text:p text:style-name="P18">- Es existiert kein reales Netzwerksystem, das die komplexe Architektur zu 100% umgesetzt hat</text:p>
      <text:p text:style-name="P18">- Den heutigen Anforderungen an die Leistungsfähigkeit multimedialer Netze wird die sehr komplexe Struktur nicht gerec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Freitag</meta:initial-creator>
    <meta:creation-date>2012-09-19T08:37:12</meta:creation-date>
    <dc:date>2013-09-18T09:36:55.347582604</dc:date>
    <meta:editing-duration>P1DT8H37M18S</meta:editing-duration>
    <meta:editing-cycles>37</meta:editing-cycles>
    <meta:generator>LibreOfficeDev/4.1.0.0.beta1$Linux_x86 LibreOffice_project/3a2c2d2417101e45fe07cfd8358acf2204a98f3</meta:generator>
    <dc:creator>Dennis Diehm</dc:creator>
    <meta:document-statistic meta:table-count="1" meta:image-count="0" meta:object-count="0" meta:page-count="8" meta:paragraph-count="218" meta:word-count="1762" meta:character-count="13243" meta:non-whitespace-character-count="11630"/>
  </office:meta>
</office:document-meta>
</file>